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a8ff9" officeooo:paragraph-rsid="00071086"/>
    </style:style>
    <style:style style:name="P2" style:family="paragraph" style:parent-style-name="Preformatted_20_Text">
      <style:text-properties fo:font-size="12pt" officeooo:rsid="000a8ff9" officeooo:paragraph-rsid="00071086" style:font-size-asian="12pt" style:font-size-complex="12pt"/>
    </style:style>
    <style:style style:name="P3" style:family="paragraph" style:parent-style-name="Preformatted_20_Text">
      <style:text-properties fo:font-size="12pt" fo:font-weight="bold" officeooo:rsid="000a8ff9" officeooo:paragraph-rsid="00071086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weight="bold" officeooo:rsid="000a8ff9" officeooo:paragraph-rsid="00071086" style:font-weight-asian="bold" style:font-weight-complex="bold"/>
    </style:style>
    <style:style style:name="P5" style:family="paragraph" style:parent-style-name="Preformatted_20_Text">
      <style:text-properties officeooo:rsid="0009545a" officeooo:paragraph-rsid="0009545a"/>
    </style:style>
    <style:style style:name="P6" style:family="paragraph" style:parent-style-name="Preformatted_20_Text" style:list-style-name="L16">
      <style:text-properties fo:font-weight="bold" officeooo:rsid="000a8ff9" officeooo:paragraph-rsid="00071086" style:font-weight-asian="bold" style:font-weight-complex="bold"/>
    </style:style>
    <style:style style:name="P7" style:family="paragraph" style:parent-style-name="Preformatted_20_Text" style:list-style-name="L18">
      <style:text-properties fo:font-weight="bold" officeooo:rsid="000a8ff9" officeooo:paragraph-rsid="00071086" style:font-weight-asian="bold" style:font-weight-complex="bold"/>
    </style:style>
    <style:style style:name="P8" style:family="paragraph" style:parent-style-name="Preformatted_20_Text" style:list-style-name="L19">
      <style:text-properties fo:font-weight="bold" officeooo:rsid="000a8ff9" officeooo:paragraph-rsid="00071086" style:font-weight-asian="bold" style:font-weight-complex="bold"/>
    </style:style>
    <style:style style:name="P9" style:family="paragraph" style:parent-style-name="Preformatted_20_Text" style:list-style-name="L17">
      <style:text-properties fo:font-weight="bold" officeooo:rsid="0009545a" officeooo:paragraph-rsid="0009545a" style:font-weight-asian="bold" style:font-weight-complex="bold"/>
    </style:style>
    <style:style style:name="P10" style:family="paragraph" style:parent-style-name="Preformatted_20_Text" style:list-style-name="L17">
      <style:text-properties fo:font-weight="normal" officeooo:rsid="0009545a" officeooo:paragraph-rsid="0009545a" style:font-weight-asian="normal" style:font-weight-complex="normal"/>
    </style:style>
    <style:style style:name="P11" style:family="paragraph" style:parent-style-name="Preformatted_20_Text">
      <style:text-properties officeooo:rsid="000a8ff9" officeooo:paragraph-rsid="00071086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dureka Python Project Documentation</text:p>
      <text:p text:style-name="P2"/>
      <text:list xml:id="list2721115274915543043" text:style-name="L16">
        <text:list-item>
          <text:p text:style-name="P6">Problem Statement:</text:p>
        </text:list-item>
      </text:list>
      <text:p text:style-name="P1"/>
      <text:p text:style-name="P1">IMDB provides a list of celebrities born on the current date. Below is the link: </text:p>
      <text:p text:style-name="P1">http://m.imdb.com/feature/bornondate </text:p>
      <text:p text:style-name="P1">Get the list of these celebrities from this webpage using web scraping (the ones that are </text:p>
      <text:p text:style-name="P1">displayed i.e top 10). You have to extract the below information: </text:p>
      <text:p text:style-name="P1"/>
      <text:p text:style-name="P1">1. Name of the celebrity </text:p>
      <text:p text:style-name="P1">2. Celebrity Image </text:p>
      <text:p text:style-name="P1">3. Profession </text:p>
      <text:p text:style-name="P1">4. Best Work </text:p>
      <text:p text:style-name="P1">Once you have this list, run a sentiment analysis on twitter for each celebrity and finally the </text:p>
      <text:p text:style-name="P1">output should be in the below format </text:p>
      <text:p text:style-name="P1"/>
      <text:p text:style-name="P1">1. Name of the celebrity:</text:p>
      <text:p text:style-name="P1">2. Celebrity Image: </text:p>
      <text:p text:style-name="P1">3. Profession:</text:p>
      <text:p text:style-name="P1">4. Best Work: </text:p>
      <text:p text:style-name="P1">5. Overall Sentiment on Twitter: Positive, Negative or Neutral</text:p>
      <text:p text:style-name="P1"/>
      <text:p text:style-name="P1">Python used is – Python 2.7.6</text:p>
      <text:p text:style-name="P5">Os used is Ubuntu (not vm so finding difficult to prepare document)</text:p>
      <text:p text:style-name="P1"/>
      <text:list xml:id="list7099125983992602893" text:style-name="L17">
        <text:list-item>
          <text:p text:style-name="P9">Solution Flow Diagram:</text:p>
          <text:p text:style-name="P10"><draw:rect text:anchor-type="paragraph" draw:z-index="0" draw:style-name="gr1" draw:text-style-name="P12" svg:width="11.59cm" svg:height="0.556cm" svg:x="2.944cm" svg:y="0.048cm"><text:p text:style-name="P12"><text:span text:style-name="T1">Loaded html content from IMDB web page using webdriver as page is dymanic</text:span> </text:p></draw:rect></text:p>
        </text:list-item>
      </text:list>
      <text:p text:style-name="P1"><draw:line text:anchor-type="paragraph" draw:z-index="1" draw:style-name="gr2" draw:text-style-name="P12" svg:x1="8.791cm" svg:y1="0.229cm" svg:x2="8.791cm" svg:y2="0.785cm"><text:p/></draw:line></text:p>
      <text:p text:style-name="P1"><draw:rect text:anchor-type="paragraph" draw:z-index="2" draw:style-name="gr1" draw:text-style-name="P13" svg:width="11.642cm" svg:height="1.006cm" svg:x="2.97cm" svg:y="0.385cm"><text:p text:style-name="P12"><text:span text:style-name="T1">Once the soup object is created containing html content, I have filtered out only </text:span></text:p><text:p text:style-name="P12"><text:span text:style-name="T1">Those tags which contains necessary details about celebrity.</text:span></text:p></draw:rect></text:p>
      <text:p text:style-name="P1"/>
      <text:p text:style-name="P1"/>
      <text:p text:style-name="P1"><draw:line text:anchor-type="paragraph" draw:z-index="3" draw:style-name="gr2" draw:text-style-name="P12" svg:x1="8.791cm" svg:y1="0.189cm" svg:x2="8.791cm" svg:y2="0.745cm"><text:p/></draw:line></text:p>
      <text:p text:style-name="P1"><draw:rect text:anchor-type="paragraph" draw:z-index="4" draw:style-name="gr1" draw:text-style-name="P13" svg:width="11.748cm" svg:height="1.086cm" svg:x="2.944cm" svg:y="0.37cm"><text:p text:style-name="P12"><text:span text:style-name="T1">Loaded the details into list which contains celebrity name and dictionary which </text:span></text:p><text:p text:style-name="P12"><text:span text:style-name="T1">Contains celebrity detail.</text:span></text:p></draw:rect></text:p>
      <text:p text:style-name="P1"/>
      <text:p text:style-name="P1"/>
      <text:p text:style-name="P1"><draw:line text:anchor-type="paragraph" draw:z-index="5" draw:style-name="gr2" draw:text-style-name="P12" svg:x1="8.791cm" svg:y1="0.254cm" svg:x2="8.791cm" svg:y2="0.81cm"><text:p/></draw:line></text:p>
      <text:p text:style-name="P1"/>
      <text:p text:style-name="P1"><draw:rect text:anchor-type="paragraph" draw:z-index="6" draw:style-name="gr1" draw:text-style-name="P13" svg:width="11.801cm" svg:height="0.821cm" svg:x="2.944cm" svg:y="0.009cm"><text:p text:style-name="P12"><text:span text:style-name="T1">To do twitter based sentiment analysis all the required setup to generate the API</text:span></text:p><text:p text:style-name="P12"><text:span text:style-name="T1">Authentication is done using Customer key and secret, access token and secret</text:span></text:p></draw:rect></text:p>
      <text:p text:style-name="P1"/>
      <text:p text:style-name="P1"><draw:line text:anchor-type="paragraph" draw:z-index="7" draw:style-name="gr2" draw:text-style-name="P12" svg:x1="8.791cm" svg:y1="0.028cm" svg:x2="8.791cm" svg:y2="0.584cm"><text:p/></draw:line></text:p>
      <text:p text:style-name="P1"><draw:rect text:anchor-type="paragraph" draw:z-index="8" draw:style-name="gr1" draw:text-style-name="P13" svg:width="11.801cm" svg:height="1.033cm" svg:x="2.944cm" svg:y="0.157cm"><text:p text:style-name="P12"><text:span text:style-name="T1">Iterated through each celebrity name that I have stored in the celebrity Name list to</text:span></text:p><text:p text:style-name="P12"><text:span text:style-name="T1">Twitter search function. Which pull out the tweets with respect to the celebrity.</text:span></text:p></draw:rect></text:p>
      <text:p text:style-name="P1"/>
      <text:p text:style-name="P1"><draw:line text:anchor-type="paragraph" draw:z-index="9" draw:style-name="gr2" draw:text-style-name="P12" svg:x1="8.791cm" svg:y1="0.388cm" svg:x2="8.791cm" svg:y2="0.944cm"><text:p/></draw:line></text:p>
      <text:p text:style-name="P1"/>
      <text:p text:style-name="P1"><draw:rect text:anchor-type="paragraph" draw:z-index="10" draw:style-name="gr1" draw:text-style-name="P13" svg:width="11.748cm" svg:height="1.244cm" svg:x="2.917cm" svg:y="0.09cm"><text:p text:style-name="P12"><text:span text:style-name="T1">I then did split the tweets into words and compared it with positive and negative</text:span></text:p><text:p text:style-name="P12"><text:span text:style-name="T1">words list. Increased the respective counts of positive and negative counter if</text:span></text:p><text:p text:style-name="P12"><text:span text:style-name="T1">the word is found in respective list</text:span></text:p></draw:rect></text:p>
      <text:p text:style-name="P1"/>
      <text:p text:style-name="P1"/>
      <text:p text:style-name="P1"><draw:line text:anchor-type="paragraph" draw:z-index="11" draw:style-name="gr2" draw:text-style-name="P12" svg:x1="8.791cm" svg:y1="0.132cm" svg:x2="8.791cm" svg:y2="0.688cm"><text:p/></draw:line></text:p>
      <text:p text:style-name="P1"><draw:rect text:anchor-type="paragraph" draw:z-index="12" draw:style-name="gr1" draw:text-style-name="P13" svg:width="11.854cm" svg:height="1.006cm" svg:x="2.917cm" svg:y="0.261cm"><text:p text:style-name="P12"><text:span text:style-name="T1">Based on the counts returned whether the overall sentiment on Twitter was</text:span></text:p><text:p text:style-name="P12"><text:span text:style-name="T1"><text:s/></text:span><text:span text:style-name="T1">positive or negative</text:span></text:p></draw:rect></text:p>
      <text:p text:style-name="P1"/>
      <text:p text:style-name="P1"/>
      <text:p text:style-name="P1"><draw:line text:anchor-type="paragraph" draw:z-index="13" draw:style-name="gr2" draw:text-style-name="P12" svg:x1="8.791cm" svg:y1="0.065cm" svg:x2="8.791cm" svg:y2="0.621cm"><text:p/></draw:line></text:p>
      <text:p text:style-name="P1"><draw:rect text:anchor-type="paragraph" draw:z-index="14" draw:style-name="gr1" draw:text-style-name="P13" svg:width="11.828cm" svg:height="0.98cm" svg:x="2.944cm" svg:y="0.22cm"><text:p text:style-name="P12"><text:span text:style-name="T1">Returned all the output togather in the Final_Outfile.txt</text:span></text:p></draw:rect></text:p>
      <text:p text:style-name="P1"/>
      <text:p text:style-name="P1"/>
      <text:p text:style-name="P1"/>
      <text:p text:style-name="P1"/>
      <text:p text:style-name="P1"/>
      <text:list xml:id="list5441585979000693495" text:style-name="L18">
        <text:list-item>
          <text:p text:style-name="P7">Tools and Packages used:</text:p>
        </text:list-item>
      </text:list>
      <text:p text:style-name="P1"/>
      <text:p text:style-name="P1">Tweepy: is an open-sourced on Github, and enables python to communicate with the <text:soft-page-break/>Twitter platform <text:s/>and use its API.</text:p>
      <text:p text:style-name="P1"/>
      <text:p text:style-name="P1">Codes: is used for storing the data, to stream and file interfaces for transcoding the data. In project I have used it for storing the tweets as Unicode text and for all file handling and operations.</text:p>
      <text:p text:style-name="P1"/>
      <text:p text:style-name="P1">BeautifulSoup: BeautifulSoup is used for webScraping. I have used it to store the contents from IMDB web page using html5lib parser.</text:p>
      <text:p text:style-name="P1"/>
      <text:p text:style-name="P1">Selenium: The webdriver kit emulates the web-browser and executes the JS script to load the dynamic content.</text:p>
      <text:p text:style-name="P1"/>
      <text:p text:style-name="P1">Punctuation: to get rid of all the pumctuations present in the tweet.</text:p>
      <text:p text:style-name="P1"/>
      <text:list xml:id="list3382165863639948879" text:style-name="L19">
        <text:list-item>
          <text:p text:style-name="P8">Challenges Faced during the project:</text:p>
        </text:list-item>
      </text:list>
      <text:p text:style-name="P4"/>
      <text:p text:style-name="P1">The IMDB website has dynamic content:</text:p>
      <text:p text:style-name="P1"/>
      <text:p text:style-name="P1">Reference: http://fruchter.co/post/53164489086/python-headless-web-browser-scraping-on-amazon</text:p>
      <text:p text:style-name="P1">Description: Had to use the Selenium’s webdriver to emulate a Chrome browser and execute the JS functions which dynamically fetches the details of celebrities born on the current day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23:46:07.901757325</meta:creation-date>
    <dc:date>2017-05-03T10:32:20.593859260</dc:date>
    <meta:editing-duration>PT26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31" meta:word-count="284" meta:character-count="1786" meta:non-whitespace-character-count="1523"/>
  </office:meta>
</office:document-meta>
</file>